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ad649a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302cm" draw:marker-start-center="false" draw:marker-end-width="0.302cm" draw:marker-end-center="false" draw:fill="none" draw:fill-color="#ffffff" draw:textarea-horizontal-align="left" draw:auto-grow-width="true" fo:min-height="0.374cm" fo:min-width="0.538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02cm" draw:marker-start-center="false" draw:marker-end-width="0.302cm" draw:marker-end-center="false" draw:fill="none" draw:fill-color="#ffffff" draw:textarea-horizontal-align="left" draw:auto-grow-width="true" fo:min-height="0.374cm" fo:min-width="0.56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-width="0.302cm" draw:marker-start-center="false" draw:marker-end-width="0.302cm" draw:marker-end-center="false" draw:fill="none" draw:fill-color="#ffffff" draw:textarea-horizontal-align="left" draw:auto-grow-width="true" fo:min-height="0.374cm" fo:min-width="0.222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-width="0.302cm" draw:marker-start-center="false" draw:marker-end-width="0.302cm" draw:marker-end-center="false" draw:fill="none" draw:fill-color="#ffffff" draw:textarea-horizontal-align="left" draw:auto-grow-width="true" fo:min-height="0.374cm" fo:min-width="0.218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-width="0.302cm" draw:marker-start-center="false" draw:marker-end-width="0.302cm" draw:marker-end-center="false" draw:fill="none" draw:fill-color="#ffffff" draw:textarea-horizontal-align="left" draw:auto-grow-width="true" fo:min-height="0.374cm" fo:min-width="0.23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019cm" svg:stroke-color="#000000" draw:marker-start-width="0.302cm" draw:marker-start-center="false" draw:marker-end-width="0.302cm" draw:marker-end-center="false" draw:fill="none" draw:fill-color="#ffffff" draw:textarea-horizontal-align="left" draw:auto-grow-width="true" fo:min-height="0.374cm" fo:min-width="0.197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.019cm" svg:stroke-color="#000000" draw:marker-start-width="0.302cm" draw:marker-start-center="false" draw:marker-end-width="0.302cm" draw:marker-end-center="false" draw:fill="none" draw:fill-color="#ffffff" draw:textarea-horizontal-align="left" draw:auto-grow-width="true" fo:min-height="0.374cm" fo:min-width="0.205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.019cm" svg:stroke-color="#c47925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.019cm" svg:stroke-color="#6fb544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2" style:family="graphic" style:parent-style-name="standard">
      <style:graphic-properties draw:stroke="solid" svg:stroke-width="0.019cm" svg:stroke-color="#0098cc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.1999998092651pt" style:font-style-asian="normal" style:font-weight-asian="normal" style:font-name-complex="Arial" style:font-size-complex="10.1999998092651pt" style:font-style-complex="normal" style:font-weight-complex="normal" style:text-emphasize="none" style:text-scale="100%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98cc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.1999998092651pt" style:font-style-asian="normal" style:font-weight-asian="normal" style:font-name-complex="Arial" style:font-size-complex="10.1999998092651pt" style:font-style-complex="normal" style:font-weight-complex="normal" style:text-emphasize="none" style:text-scale="100%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.1999998092651pt" style:font-style-asian="normal" style:font-weight-asian="normal" style:font-name-complex="Arial" style:font-size-complex="10.1999998092651pt" style:font-style-complex="normal" style:font-weight-complex="normal" style:text-emphasize="none" style:text-scale="100%" style:font-relief="none"/>
    </style:style>
    <style:style style:name="T2" style:family="text">
      <style:text-properties fo:color="#0098cc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.1999998092651pt" style:font-style-asian="normal" style:font-weight-asian="normal" style:font-name-complex="Arial" style:font-size-complex="10.1999998092651pt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19cm" svg:height="0.242cm" svg:x="8.749cm" svg:y="13.027cm" svg:viewBox="0 0 191 243" svg:d="M85 0c-44 79-85 176-85 176l78 41 113 26">
            <text:p/>
          </draw:path>
          <draw:frame draw:style-name="gr2" draw:text-style-name="P3" draw:layer="layout" svg:width="1.289cm" svg:height="0.624cm" svg:x="9.109cm" svg:y="17.328cm">
            <draw:text-box>
              <text:p text:style-name="P2"><text:span text:style-name="T1">7 cm</text:span></text:p>
            </draw:text-box>
          </draw:frame>
          <draw:frame draw:style-name="gr3" draw:text-style-name="P4" draw:layer="layout" svg:width="1.069cm" svg:height="0.624cm" svg:x="7.72cm" svg:y="16.649cm">
            <draw:text-box>
              <text:p text:style-name="P2"><text:span text:style-name="T2">70°</text:span></text:p>
            </draw:text-box>
          </draw:frame>
          <draw:frame draw:style-name="gr4" draw:text-style-name="P3" draw:layer="layout" svg:width="0.722cm" svg:height="0.624cm" svg:x="8.723cm" svg:y="12.552cm">
            <draw:text-box>
              <text:p text:style-name="P2"><text:span text:style-name="T1">R</text:span></text:p>
            </draw:text-box>
          </draw:frame>
          <draw:frame draw:style-name="gr5" draw:text-style-name="P3" draw:layer="layout" svg:width="0.718cm" svg:height="0.624cm" svg:x="7.077cm" svg:y="12.023cm">
            <draw:text-box>
              <text:p text:style-name="P2"><text:span text:style-name="T1">V</text:span></text:p>
            </draw:text-box>
          </draw:frame>
          <draw:frame draw:style-name="gr6" draw:text-style-name="P3" draw:layer="layout" svg:width="0.735cm" svg:height="0.624cm" svg:x="13.94cm" svg:y="12.146cm">
            <draw:text-box>
              <text:p text:style-name="P2"><text:span text:style-name="T1">U</text:span></text:p>
            </draw:text-box>
          </draw:frame>
          <draw:frame draw:style-name="gr7" draw:text-style-name="P3" draw:layer="layout" svg:width="0.697cm" svg:height="0.624cm" svg:x="11.877cm" svg:y="17.328cm">
            <draw:text-box>
              <text:p text:style-name="P2"><text:span text:style-name="T1">T</text:span></text:p>
            </draw:text-box>
          </draw:frame>
          <draw:frame draw:style-name="gr8" draw:text-style-name="P3" draw:layer="layout" svg:width="0.705cm" svg:height="0.624cm" svg:x="7.283cm" svg:y="17.319cm">
            <draw:text-box>
              <text:p text:style-name="P2"><text:span text:style-name="T1">S</text:span></text:p>
            </draw:text-box>
          </draw:frame>
          <draw:path draw:style-name="gr9" draw:text-style-name="P1" draw:layer="layout" svg:width="6.658cm" svg:height="4.763cm" svg:x="7.473cm" svg:y="12.553cm" svg:viewBox="0 0 6659 4764" svg:d="M1524 542c-596-233-1228-399-1203-399s-296-129-296-143-25 1150-25 1150l37 1187-37 1237 37 931c0 0 0 233 0 245s492-1446 492-1446c0 0 554-1471 554-1457s441-1318 441-1318l720 1020 995 1457 788 1060 503 698c0 0 594-1381 580-1356s864-1794 864-1783 533-1265 517-1251 168-321 168-321l-1304 102-1575 205c0 0-1161 53-1148 53s-1122 141-1122 141z">
            <text:p/>
          </draw:path>
          <draw:path draw:style-name="gr9" draw:text-style-name="P1" draw:layer="layout" svg:width="4.492cm" svg:height="0.025cm" svg:x="7.516cm" svg:y="17.292cm" svg:viewBox="0 0 4493 26" svg:d="M0 21c1482-21 2893 5 2879 5s1614-26 1614-26">
            <text:p/>
          </draw:path>
          <draw:path draw:style-name="gr10" draw:text-style-name="P1" draw:layer="layout" svg:width="0.182cm" svg:height="0.257cm" svg:x="8.304cm" svg:y="14.765cm" svg:viewBox="0 0 183 258" svg:d="M0 0c175 258 183 258 183 258">
            <text:p/>
          </draw:path>
          <draw:path draw:style-name="gr10" draw:text-style-name="P1" draw:layer="layout" svg:width="0.181cm" svg:height="0.258cm" svg:x="8.242cm" svg:y="14.855cm" svg:viewBox="0 0 182 259" svg:d="M0 0c173 259 182 259 182 259">
            <text:p/>
          </draw:path>
          <draw:path draw:style-name="gr10" draw:text-style-name="P1" draw:layer="layout" svg:width="0.198cm" svg:height="0.249cm" svg:x="9.544cm" svg:y="17.165cm" svg:viewBox="0 0 199 250" svg:d="M199 0c-148 192-199 250-199 250">
            <text:p/>
          </draw:path>
          <draw:path draw:style-name="gr10" draw:text-style-name="P1" draw:layer="layout" svg:width="0.198cm" svg:height="0.249cm" svg:x="9.646cm" svg:y="17.167cm" svg:viewBox="0 0 199 250" svg:d="M199 0c-148 191-199 250-199 250">
            <text:p/>
          </draw:path>
          <draw:path draw:style-name="gr11" draw:text-style-name="P1" draw:layer="layout" svg:width="0.207cm" svg:height="0.287cm" svg:x="10.447cm" svg:y="15.126cm" svg:viewBox="0 0 208 288" svg:d="M208 0c-113 146-208 288-208 288">
            <text:p/>
          </draw:path>
          <draw:path draw:style-name="gr11" draw:text-style-name="P1" draw:layer="layout" svg:width="0.121cm" svg:height="0.313cm" svg:x="11.654cm" svg:y="12.706cm" svg:viewBox="0 0 122 314" svg:d="M122 0c-73 168-122 314-122 314">
            <text:p/>
          </draw:path>
          <draw:path draw:style-name="gr11" draw:text-style-name="P1" draw:layer="layout" svg:width="0.294cm" svg:height="0cm" svg:x="12.938cm" svg:y="14.918cm" svg:viewBox="0 0 295 0" svg:d="M0 0c162 0 295 0 295 0">
            <text:p/>
          </draw:path>
          <draw:path draw:style-name="gr12" draw:text-style-name="P1" draw:layer="layout" svg:width="0.302cm" svg:height="0.495cm" svg:x="7.69cm" svg:y="16.811cm" svg:viewBox="0 0 303 496" svg:d="M0 0c129 71 173 131 173 131 0 0 88 157 88 148s42 137 42 137v80">
            <text:p/>
          </draw:path>
          <draw:path draw:style-name="gr1" draw:text-style-name="P1" draw:layer="layout" svg:width="0.197cm" svg:height="0.181cm" svg:x="7.517cm" svg:y="17.125cm" svg:viewBox="0 0 198 182" svg:d="M198 182c0-62 0-141 0-141 0 0-7-41 0-41s-129 0-112 0-86 0-86 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45:51.087680825</meta:creation-date>
    <dc:date>2018-03-01T10:31:30.720952560</dc:date>
    <meta:editing-duration>PT1M10S</meta:editing-duration>
    <meta:editing-cycles>2</meta:editing-cycles>
    <meta:generator>LibreOffice/6.0.0.3$MacOSX_X86_64 LibreOffice_project/64a0f66915f38c6217de274f0aa8e15618924765</meta:generator>
    <meta:document-statistic meta:object-count="20"/>
  </office:meta>
</office:document-meta>
</file>